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itations:</text:p>
      <text:p text:style-name="Standard">Magic Shield.Wav retrieved 18 July 2015 from: OpenGameArt.org</text:p>
      <text:p text:style-name="Standard"><text:a xlink:type="simple" xlink:href="http://opengameart.org/content/magic-shield" text:style-name="Internet_20_link" text:visited-style-name="Visited_20_Internet_20_Link">http://opengameart.org/content/magic-shield</text:a></text:p>
      <text:p text:style-name="Standard"/>
      <text:p text:style-name="Standard">Game Intro Music “Lemonade” retrieved 18 July 2015 <text:s/>from: DL-Sounds.com</text:p>
      <text:p text:style-name="Standard"><text:a xlink:type="simple" xlink:href="http://www.dl-sounds.com/index.php?main_page=product_music_info&amp;products_id=1001" text:style-name="Internet_20_link" text:visited-style-name="Visited_20_Internet_20_Link">http://www.dl-sounds.com/index.php?main_page=product_music_info&amp;products_id=1001</text:a></text:p>
      <text:p text:style-name="Standard"/>
      <text:p text:style-name="Standard"/>
      <text:p text:style-name="Standard">Game Loop Music “Star Commander” retrieved 18 July 2015 <text:s/>from: DL-Sounds.com</text:p>
      <text:p text:style-name="Standard"><text:a xlink:type="simple" xlink:href="http://www.dl-sounds.com/index.php?main_page=product_music_info&amp;products_id=1158" text:style-name="Internet_20_link" text:visited-style-name="Visited_20_Internet_20_Link">http://www.dl-sounds.com/index.php?main_page=product_music_info&amp;products_id=1158</text:a></text:p>
      <text:p text:style-name="Standard"/>
      <text:p text:style-name="Standard">Lightning Photoshop Brushes retrieved 18 July 2015 <text:s/>from: Brusheezy.com</text:p>
      <text:p text:style-name="Standard"><text:a xlink:type="simple" xlink:href="http://www.brusheezy.com/brushes/46441-18-electrifying-lightning-brush-strikes" text:style-name="Internet_20_link" text:visited-style-name="Visited_20_Internet_20_Link">http://www.brusheezy.com/brushes/46441-18-electrifying-lightning-brush-strikes</text:a></text:p>
      <text:p text:style-name="Standard"/>
      <text:p text:style-name="Standard">Pincher Death Sound retrieved 18 July 2015 <text:s/>from: SoundBible.com<text:line-break/><text:a xlink:type="simple" xlink:href="http://soundbible.com/1733-Spit-Splat.html" text:style-name="Internet_20_link" text:visited-style-name="Visited_20_Internet_20_Link">http://soundbible.com/1733-Spit-Splat.html</text:a></text:p>
      <text:p text:style-name="Standard"/>
      <text:p text:style-name="Standard">Get Health Bubble Sound retrieved 18 July 2015 <text:s/>from:<text:line-break/><text:a xlink:type="simple" xlink:href="http://soundbible.com/1601-Mario-Jumping.html" text:style-name="Internet_20_link" text:visited-style-name="Visited_20_Internet_20_Link">http://soundbible.com/1601-Mario-Jumping.html</text:a></text:p>
      <text:p text:style-name="Standard"/>
      <text:p text:style-name="Standard">Player Hit sound retrieved 18 July 2015 <text:s/>from:<text:line-break/><text:a xlink:type="simple" xlink:href="http://soundbible.com/1637-Torpedo-Impact.html" text:style-name="Internet_20_link" text:visited-style-name="Visited_20_Internet_20_Link">http://soundbible.com/1637-Torpedo-Impact.html</text:a></text:p>
      <text:p text:style-name="Standard"/>
      <text:p text:style-name="Standard">Player Death sound retrieved 18 July 2015 <text:s/>from:</text:p>
      <text:p text:style-name="Standard"><text:a xlink:type="simple" xlink:href="http://soundbible.com/259-Scream-And-Die-Fx.html" text:style-name="Internet_20_link" text:visited-style-name="Visited_20_Internet_20_Link">http://soundbible.com/259-Scream-And-Die-Fx.html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01T19:44:31.20</meta:creation-date>
    <dc:date>2015-07-19T23:36:24.36</dc:date>
    <meta:editing-duration>PT1H59M2S</meta:editing-duration>
    <meta:editing-cycles>7</meta:editing-cycles>
    <meta:generator>OpenOffice/4.1.1$Win32 OpenOffice.org_project/411m6$Build-9775</meta:generator>
    <dc:creator>Brian Lawrence</dc:creator>
    <meta:document-statistic meta:table-count="0" meta:image-count="0" meta:object-count="0" meta:page-count="1" meta:paragraph-count="14" meta:word-count="81" meta:character-count="965"/>
  </office:meta>
</office:document-meta>
</file>